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821cm"/>
      <style:paragraph-properties style:writing-mode="lr-tb"/>
    </style:style>
    <style:style style:name="P1" style:family="paragraph">
      <style:paragraph-properties style:writing-mode="lr-tb"/>
      <style:text-properties style:font-name="FreeMono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FreeMono"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  <style:text-properties fo:font-size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FreeMono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FreeMono" fo:font-size="22pt" style:font-size-asian="26pt" style:font-size-complex="26pt"/>
    </style:style>
    <style:style style:name="T3" style:family="text">
      <style:text-properties style:font-name="FreeMono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821cm" svg:x="1.4cm" svg:y="0.975cm" presentation:class="title" presentation:user-transformed="true">
          <draw:text-box>
            <text:p><text:span text:style-name="T1">Intensificación Técnico Organizativa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Nombre: </text:span></text:p>
            <text:p text:style-name="P2"><text:span text:style-name="T2"/></text:p>
            <text:p text:style-name="P2"><text:span text:style-name="T2">Apellidos: </text:span></text:p>
            <text:p text:style-name="P2"><text:span text:style-name="T2"/></text:p>
            <text:p text:style-name="P2"><text:span text:style-name="T2">UVUS:</text:span></text:p>
            <text:p text:style-name="P2"><text:span text:style-name="T2"/></text:p>
            <text:p text:style-name="P2"><text:span text:style-name="T2">Enlace al repositorio de GitHub: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</text:span><text:span text:style-name="T1"><text:line-break/></text:span><text:span text:style-name="T3">Apartado 1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</text:span><text:span text:style-name="T1"><text:line-break/></text:span><text:span text:style-name="T3">Apartado 2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</text:span><text:span text:style-name="T1"><text:line-break/></text:span><text:span text:style-name="T3">Apartado 3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</text:span><text:span text:style-name="T1"><text:line-break/></text:span><text:span text:style-name="T3">Apartado 4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</text:span><text:span text:style-name="T1"><text:line-break/></text:span><text:span text:style-name="T3">Apartado 5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</text:span><text:span text:style-name="T1"><text:line-break/></text:span><text:span text:style-name="T3">Apartado 6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</text:span><text:span text:style-name="T1"><text:line-break/></text:span><text:span text:style-name="T3">Apartado 7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</text:span><text:span text:style-name="T1"><text:line-break/></text:span><text:span text:style-name="T3">Apartado 8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</text:span><text:span text:style-name="T1"><text:line-break/></text:span><text:span text:style-name="T3">Apartado 9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Hub Actions</text:span><text:span text:style-name="T1"><text:line-break/></text:span><text:span text:style-name="T3">Apartado 1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Hub Actions</text:span><text:span text:style-name="T1"><text:line-break/></text:span><text:span text:style-name="T3">Apartado 2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Hub Actions</text:span><text:span text:style-name="T1"><text:line-break/></text:span><text:span text:style-name="T3">Apartado 3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5"><text:span text:style-name="T2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Hub Actions</text:span><text:span text:style-name="T1"><text:line-break/></text:span><text:span text:style-name="T3">Apartado 4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GitHub Actions</text:span><text:span text:style-name="T1"><text:line-break/></text:span><text:span text:style-name="T3">Apartado 5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Docker</text:span><text:span text:style-name="T1"><text:line-break/></text:span><text:span text:style-name="T3">Apartado 1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Docker</text:span><text:span text:style-name="T1"><text:line-break/></text:span><text:span text:style-name="T3">Apartado 2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Docker</text:span><text:span text:style-name="T1"><text:line-break/></text:span><text:span text:style-name="T3">Apartado 3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Vagrant</text:span><text:span text:style-name="T1"><text:line-break/></text:span><text:span text:style-name="T3">Apartado 1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4" draw:text-style-name="P1" draw:layer="layout" svg:width="25.199cm" svg:height="2.821cm" svg:x="1.4cm" svg:y="0.975cm" presentation:class="title" presentation:user-transformed="true">
          <draw:text-box>
            <text:p><text:span text:style-name="T1">Ejercicio Vagrant</text:span><text:span text:style-name="T1"><text:line-break/></text:span><text:span text:style-name="T3">Apartado 2</text:span><text:span text:style-name="T1">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Aptos" fo:font-family="Aptos" style:font-family-generic="swiss" style:font-pitch="variable" fo:font-size="11pt" fo:language="es" fo:country="ES" style:letter-kerning="true" style:font-name-asian="Times New Roman" style:font-family-asian="'Times New Roman'" style:font-family-generic-asian="roman" style:font-pitch-asian="variable" style:font-size-asian="11pt" style:rfc-language-tag-asian="es-ES-u-co-trad" style:language-asian="es" style:country-asian="ES" style:font-name-complex="Aptos" style:font-family-complex="Aptos" style:font-family-generic-complex="swiss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top="0.746cm" fo:margin-bottom="0cm" style:text-autospace="none"/>
      <style:text-properties fo:color="#0f4761" loext:opacity="100%" style:font-name="Aptos Display" fo:font-family="'Aptos Display'" style:font-family-generic="swiss" style:font-pitch="variable" fo:font-size="16pt" style:font-name-asian="Aptos Display" style:font-family-asian="'Aptos Display'" style:font-family-generic-asian="swiss" style:font-pitch-asian="variable" style:font-size-asian="16pt" style:font-name-complex="Aptos Display" style:font-family-complex="'Aptos Display'" style:font-family-generic-complex="swiss" style:font-pitch-complex="variable" style:font-size-complex="16pt"/>
    </style:style>
    <style:style style:name="LO-Normal" style:family="graphic">
      <style:paragraph-properties style:text-autospace="none" style:writing-mode="lr-tb"/>
      <style:text-properties style:use-window-font-color="true" loext:opacity="0%" style:font-name="Aptos" fo:font-family="Aptos" style:font-family-generic="swiss" style:font-pitch="variable" fo:font-size="11pt" fo:language="es" fo:country="ES" style:letter-kerning="true" style:font-name-asian="Times New Roman" style:font-family-asian="'Times New Roman'" style:font-family-generic-asian="roman" style:font-pitch-asian="variable" style:font-size-asian="11pt" style:rfc-language-tag-asian="es-ES-u-co-trad" style:language-asian="es" style:country-asian="ES" style:font-name-complex="Aptos" style:font-family-complex="Aptos" style:font-family-generic-complex="swiss" style:font-pitch-complex="variable" style:font-size-complex="11pt" style:language-complex="ar" style:country-complex="SA"/>
    </style:style>
    <style:style style:name="Título_20_2" style:display-name="Título 2" style:family="graphic">
      <style:paragraph-properties fo:margin-top="0.125cm" fo:margin-bottom="0cm" style:text-autospace="none"/>
      <style:text-properties fo:color="#0f4761" loext:opacity="100%" style:font-name="Aptos Display" fo:font-family="'Aptos Display'" style:font-family-generic="swiss" style:font-pitch="variable" fo:font-size="13pt" style:font-name-asian="Aptos Display" style:font-family-asian="'Aptos Display'" style:font-family-generic-asian="swiss" style:font-pitch-asian="variable" style:font-size-asian="13pt" style:font-name-complex="Aptos Display" style:font-family-complex="'Aptos Display'" style:font-family-generic-complex="swiss" style:font-pitch-complex="variable" style:font-size-complex="13pt"/>
    </style:style>
    <style:style style:name="Título_20_3" style:display-name="Título 3" style:family="graphic">
      <style:paragraph-properties fo:margin-top="0.125cm" fo:margin-bottom="0cm" style:text-autospace="none"/>
      <style:text-properties fo:color="#0a2f40" loext:opacity="100%" style:font-name="Aptos Display" fo:font-family="'Aptos Display'" style:font-family-generic="swiss" style:font-pitch="variable" fo:font-size="12pt" style:font-name-asian="Aptos Display" style:font-family-asian="'Aptos Display'" style:font-family-generic-asian="swiss" style:font-pitch-asian="variable" style:font-size-asian="12pt" style:font-name-complex="Aptos Display" style:font-family-complex="'Aptos Display'" style:font-family-generic-complex="swiss" style:font-pitch-complex="variable" style:font-size-complex="12pt"/>
    </style:style>
    <style:style style:name="Título_20_4" style:display-name="Título 4" style:family="graphic">
      <style:paragraph-properties fo:margin-top="0.125cm" fo:margin-bottom="0cm" style:text-autospace="none"/>
      <style:text-properties fo:color="#0f4761" loext:opacity="100%" style:font-name="Aptos Display" fo:font-family="'Aptos Display'" style:font-family-generic="swiss" style:font-pitch="variable" fo:font-style="italic" style:font-name-asian="Aptos Display" style:font-family-asian="'Aptos Display'" style:font-family-generic-asian="swiss" style:font-pitch-asian="variable" style:font-style-asian="italic" style:font-name-complex="Aptos Display" style:font-family-complex="'Aptos Display'" style:font-family-generic-complex="swiss" style:font-pitch-complex="variable" style:font-style-complex="italic"/>
    </style:style>
    <style:style style:name="Título_20_4_20_Car" style:display-name="Título 4 Car" style:family="graphic">
      <style:paragraph-properties style:text-autospace="none"/>
      <style:text-properties fo:color="#0f4761" loext:opacity="100%" style:font-name="Aptos Display" fo:font-family="'Aptos Display'" style:font-family-generic="swiss" style:font-pitch="variable" fo:font-style="italic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tyle-complex="italic"/>
    </style:style>
    <style:style style:name="Fuente_20_de_20_párrafo_20_predeter." style:display-name="Fuente de párrafo predeter." style:family="graphic">
      <style:paragraph-properties style:text-autospace="none"/>
    </style:style>
    <style:style style:name="Título_20_3_20_Car" style:display-name="Título 3 Car" style:family="graphic">
      <style:paragraph-properties style:text-autospace="none"/>
      <style:text-properties fo:color="#0a2f40" loext:opacity="100%" style:font-name="Aptos Display" fo:font-family="'Aptos Display'" style:font-family-generic="swiss" style:font-pitch="variable" fo:font-size="12pt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12pt"/>
    </style:style>
    <style:style style:name="Título_20_2_20_Car" style:display-name="Título 2 Car" style:family="graphic">
      <style:paragraph-properties style:text-autospace="none"/>
      <style:text-properties fo:color="#0f4761" loext:opacity="100%" style:font-name="Aptos Display" fo:font-family="'Aptos Display'" style:font-family-generic="swiss" style:font-pitch="variable" fo:font-size="13pt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13pt"/>
    </style:style>
    <style:style style:name="Título_20_1_20_Car" style:display-name="Título 1 Car" style:family="graphic">
      <style:paragraph-properties style:text-autospace="none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16pt"/>
    </style:style>
    <style:style style:name="Párrafo_20_de_20_lista" style:display-name="Párrafo de lista" style:family="graphic">
      <style:paragraph-properties fo:margin-left="2.24cm" fo:margin-right="0cm" fo:margin-top="0cm" fo:margin-bottom="0cm" fo:text-indent="0cm" style:text-autospace="none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7T20:04:32.687326954</meta:creation-date>
    <dc:date>2025-01-08T12:05:06.356534532</dc:date>
    <meta:editing-duration>PT14M29S</meta:editing-duration>
    <meta:editing-cycles>9</meta:editing-cycles>
    <meta:generator>LibreOffice/7.3.7.2$Linux_X86_64 LibreOffice_project/30$Build-2</meta:generator>
    <meta:document-statistic meta:object-count="101"/>
  </office:meta>
</office:document-meta>
</file>